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000000" draw:textarea-vertical-align="middle"/>
    </style:style>
    <style:style style:name="gr3" style:family="graphic" style:parent-style-name="standard">
      <style:graphic-properties svg:stroke-color="#000000" draw:fill="solid" draw:fill-color="#000000" draw:textarea-vertical-align="middle"/>
    </style:style>
    <style:style style:name="gr4" style:family="graphic" style:parent-style-name="objectwithoutfill">
      <style:graphic-properties draw:stroke="dash" draw:stroke-dash="_32__20_Dots_20_1_20_Dash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004cm"/>
    </style:style>
    <style:style style:name="gr7" style:family="graphic" style:parent-style-name="standard">
      <style:graphic-properties draw:stroke="none" svg:stroke-color="#000000" draw:fill="none" draw:fill-color="#ffffff" fo:min-height="1.143cm"/>
    </style:style>
    <style:style style:name="gr8" style:family="graphic" style:parent-style-name="standard">
      <style:graphic-properties draw:stroke="none" svg:stroke-color="#000000" draw:fill="none" draw:fill-color="#ffffff" fo:min-height="0.381cm"/>
    </style:style>
    <style:style style:name="gr9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0.635cm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objectwithoutfill">
      <style:graphic-properties svg:stroke-width="0.051cm" svg:stroke-color="#000000" draw:marker-start-width="0.276cm" draw:marker-end="Arrow_20_concave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solid" draw:fill-color="#ffffff" fo:min-height="0.766cm"/>
    </style:style>
    <style:style style:name="gr15" style:family="graphic" style:parent-style-name="objectwithoutfill">
      <style:graphic-properties svg:stroke-width="0.051cm" svg:stroke-color="#000000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0000" draw:marker-start-width="0.276cm" draw:marker-end="Arrow_20_concave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2pt" style:font-size-asian="12pt" style:font-size-complex="12pt"/>
    </style:style>
    <style:style style:name="P3" style:family="paragraph">
      <style:text-properties fo:color="#000000"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5.24cm" svg:height="10.16cm" svg:x="3.286cm" svg:y="4.175cm">
            <text:p/>
          </draw:rect>
          <draw:rect draw:style-name="gr2" draw:text-style-name="P1" draw:layer="layout" svg:width="10.16cm" svg:height="0.127cm" svg:x="5.953cm" svg:y="12.432cm">
            <text:p/>
          </draw:rect>
          <draw:ellipse draw:style-name="gr3" draw:text-style-name="P1" draw:layer="layout" svg:width="7.493cm" svg:height="0.254cm" svg:x="7.35cm" svg:y="12.165cm">
            <text:p/>
          </draw:ellipse>
          <draw:ellipse draw:style-name="gr3" draw:text-style-name="P1" draw:layer="layout" svg:width="7.493cm" svg:height="0.254cm" svg:x="7.35cm" svg:y="11.657cm">
            <text:p/>
          </draw:ellipse>
          <draw:ellipse draw:style-name="gr3" draw:text-style-name="P1" draw:layer="layout" svg:width="7.493cm" svg:height="0.254cm" svg:x="7.35cm" svg:y="11.403cm">
            <text:p/>
          </draw:ellipse>
          <draw:ellipse draw:style-name="gr3" draw:text-style-name="P1" draw:layer="layout" svg:width="7.493cm" svg:height="0.254cm" svg:x="7.35cm" svg:y="11.149cm">
            <text:p/>
          </draw:ellipse>
          <draw:ellipse draw:style-name="gr3" draw:text-style-name="P1" draw:layer="layout" svg:width="7.493cm" svg:height="0.254cm" svg:x="7.35cm" svg:y="11.911cm">
            <text:p/>
          </draw:ellipse>
          <draw:line draw:style-name="gr4" draw:text-style-name="P1" draw:layer="layout" svg:x1="4.302cm" svg:y1="9.502cm" svg:x2="17.51cm" svg:y2="9.502cm">
            <text:p/>
          </draw:line>
          <draw:custom-shape draw:style-name="gr5" draw:text-style-name="P1" draw:layer="layout" svg:width="0.508cm" svg:height="0.381cm" svg:x="12.938cm" svg:y="9.1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6" draw:text-style-name="P2" draw:layer="layout" svg:width="2.286cm" svg:height="1.199cm" svg:x="3.794cm" svg:y="7.35cm">
            <draw:text-box>
              <text:p text:style-name="P1"><text:span text:style-name="T1">SWHE</text:span></text:p>
              <text:p text:style-name="P1"><text:span text:style-name="T1">Return</text:span></text:p>
            </draw:text-box>
          </draw:frame>
          <draw:frame draw:style-name="gr7" draw:text-style-name="P3" draw:layer="layout" svg:width="2.286cm" svg:height="1.393cm" svg:x="9.763cm" svg:y="10.391cm">
            <draw:text-box>
              <text:p text:style-name="P1"><text:span text:style-name="T1">SWHE</text:span></text:p>
            </draw:text-box>
          </draw:frame>
          <draw:frame draw:style-name="gr8" draw:text-style-name="P2" draw:layer="layout" svg:width="6.223cm" svg:height="0.725cm" svg:x="7.731cm" svg:y="12.46cm">
            <draw:text-box>
              <text:p text:style-name="P1"><text:span text:style-name="T1">Weighted SWHE Support</text:span></text:p>
            </draw:text-box>
          </draw:frame>
          <draw:line draw:style-name="gr9" draw:text-style-name="P1" draw:layer="layout" svg:x1="4.302cm" svg:y1="9.121cm" svg:x2="4.302cm" svg:y2="13.185cm">
            <text:p/>
          </draw:line>
          <draw:line draw:style-name="gr9" draw:text-style-name="P1" draw:layer="layout" svg:x1="17.51cm" svg:y1="9.121cm" svg:x2="17.51cm" svg:y2="13.185cm">
            <text:p/>
          </draw:line>
          <draw:line draw:style-name="gr9" draw:text-style-name="P1" draw:layer="layout" svg:x1="4.302cm" svg:y1="13.185cm" svg:x2="17.51cm" svg:y2="13.185cm">
            <text:p/>
          </draw:line>
          <draw:line draw:style-name="gr10" draw:text-style-name="P1" draw:layer="layout" svg:x1="3.286cm" svg:y1="6.08cm" svg:x2="18.526cm" svg:y2="6.08cm">
            <text:p/>
          </draw:line>
          <draw:rect draw:style-name="gr3" draw:text-style-name="P1" draw:layer="layout" svg:width="0.508cm" svg:height="0.381cm" svg:x="5.953cm" svg:y="6.588cm">
            <text:p/>
          </draw:rect>
          <draw:line draw:style-name="gr10" draw:text-style-name="P1" draw:layer="layout" svg:x1="3.286cm" svg:y1="5.318cm" svg:x2="18.526cm" svg:y2="5.318cm">
            <text:p/>
          </draw:line>
          <draw:frame draw:style-name="gr11" draw:text-style-name="P2" draw:layer="layout" svg:width="5.207cm" svg:height="0.885cm" svg:x="8.557cm" svg:y="5.333cm">
            <draw:text-box>
              <text:p text:style-name="P1"><text:span text:style-name="T1">Load Cell Support</text:span></text:p>
            </draw:text-box>
          </draw:frame>
          <draw:rect draw:style-name="gr3" draw:text-style-name="P1" draw:layer="layout" svg:width="0.508cm" svg:height="0.381cm" svg:x="15.605cm" svg:y="6.588cm">
            <text:p/>
          </draw:rect>
          <draw:line draw:style-name="gr12" draw:text-style-name="P1" draw:layer="layout" svg:x1="15.859cm" svg:y1="12.43cm" svg:x2="15.859cm" svg:y2="6.08cm">
            <text:p/>
          </draw:line>
          <draw:frame draw:style-name="gr11" draw:text-style-name="P2" draw:layer="layout" svg:width="2.889cm" svg:height="0.885cm" svg:x="12.97cm" svg:y="6.461cm">
            <draw:text-box>
              <text:p text:style-name="P1"><text:span text:style-name="T1">Load Cell</text:span></text:p>
            </draw:text-box>
          </draw:frame>
          <draw:line draw:style-name="gr13" draw:text-style-name="P1" draw:layer="layout" svg:x1="5.699cm" svg:y1="12.169cm" svg:x2="7.35cm" svg:y2="12.169cm">
            <text:p/>
          </draw:line>
          <draw:line draw:style-name="gr10" draw:text-style-name="P1" draw:layer="layout" svg:x1="5.699cm" svg:y1="12.169cm" svg:x2="5.699cm" svg:y2="8.867cm">
            <text:p/>
          </draw:line>
          <draw:line draw:style-name="gr10" draw:text-style-name="P1" draw:layer="layout" svg:x1="3.921cm" svg:y1="8.867cm" svg:x2="5.699cm" svg:y2="8.867cm">
            <text:p/>
          </draw:line>
          <draw:frame draw:style-name="gr14" draw:text-style-name="P2" draw:layer="layout" svg:width="2.032cm" svg:height="1.199cm" svg:x="5.826cm" svg:y="9.883cm">
            <draw:text-box>
              <text:p text:style-name="P1"><text:span text:style-name="T1">SWHE</text:span></text:p>
              <text:p text:style-name="P1"><text:span text:style-name="T1">Supply</text:span></text:p>
            </draw:text-box>
          </draw:frame>
          <draw:line draw:style-name="gr15" draw:text-style-name="P1" draw:layer="layout" svg:x1="14.843cm" svg:y1="11.28cm" svg:x2="14.843cm" svg:y2="8.613cm">
            <text:p/>
          </draw:line>
          <draw:line draw:style-name="gr16" draw:text-style-name="P1" draw:layer="layout" svg:x1="14.843cm" svg:y1="8.613cm" svg:x2="3.921cm" svg:y2="8.613cm">
            <text:p/>
          </draw:line>
          <draw:frame draw:style-name="gr8" draw:text-style-name="P2" draw:layer="layout" svg:width="4.953cm" svg:height="0.725cm" svg:x="8.684cm" svg:y="13.356cm">
            <draw:text-box>
              <text:p text:style-name="P1"><text:span text:style-name="T1">Pool</text:span></text:p>
            </draw:text-box>
          </draw:frame>
          <draw:circle draw:style-name="gr17" draw:text-style-name="P2" draw:layer="layout" svg:width="0.508cm" svg:height="0.508cm" svg:x="15.097cm" svg:y="10.391cm">
            <text:p text:style-name="P1"><text:span text:style-name="T1">T</text:span></text:p>
          </draw:circle>
          <draw:line draw:style-name="gr18" draw:text-style-name="P1" draw:layer="layout" svg:x1="15.097cm" svg:y1="10.645cm" svg:x2="14.843cm" svg:y2="10.645cm">
            <text:p/>
          </draw:line>
          <draw:circle draw:style-name="gr17" draw:text-style-name="P4" draw:layer="layout" svg:width="0.508cm" svg:height="0.508cm" svg:x="6.461cm" svg:y="11.407cm">
            <text:p text:style-name="P1"><text:span text:style-name="T2">T</text:span></text:p>
          </draw:circle>
          <draw:line draw:style-name="gr18" draw:text-style-name="P1" draw:layer="layout" svg:x1="6.715cm" svg:y1="11.915cm" svg:x2="6.715cm" svg:y2="12.169cm">
            <text:p/>
          </draw:line>
          <draw:line draw:style-name="gr12" draw:text-style-name="P1" draw:layer="layout" svg:x1="6.207cm" svg:y1="12.43cm" svg:x2="6.207cm" svg:y2="6.0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20T12:58:09.70</meta:creation-date>
    <dc:date>2013-06-10T04:16:23.31</dc:date>
    <meta:editing-duration>PT29M54S</meta:editing-duration>
    <meta:editing-cycles>8</meta:editing-cycles>
    <meta:generator>OpenOffice.org/3.4$Win32 OpenOffice.org_project/340m1$Build-9590</meta:generator>
    <meta:document-statistic meta:object-count="35"/>
  </office:meta>
</office:document-meta>
</file>